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Documentaţie PPD – laborator 1<text:tab/><text:tab/><text:tab/><text:tab/><text:tab/><text:tab/><text:tab/>Pater Beniamin, prelungire</text:p>
      <text:p text:style-name="P1"/>
      <text:p text:style-name="P1"><text:span text:style-name="T1">A) Adunarea a 2 matrici de tip (m,n)</text:span></text:p>
      <text:p text:style-name="P1"/>
      <text:p text:style-name="P1">Există o funcţie folosită în tot proiect, generateRandomArray situată în MatrixUtils, care scrie într-un fişier dat o matrice cu dimensiunile specificate de către utilizator, matrice formată din numere aleatorii, între 0 şi 10. </text:p>
      <text:p text:style-name="P1"/>
      <text:p text:style-name="P1">- readFile(String filePath), metodă care citeşte un fişier specificat şi returnează matricea care se află în aceasta. Se foloseşte pentru citirea în memorie a matricilor care au fost scrise anterior în fişiere.</text:p>
      <text:p text:style-name="P1"/>
      <text:p text:style-name="P1">- addTwoMatrices, metoda care efectuează adiţia propriu zisă a matricilor respective. Aceasta citeşte numărul de threaduri care a fost citit de la tastatură, şi încearcă să împartă matricea într-un mod uniform threadurilor respective.</text:p>
      <text:p text:style-name="P1"/>
      <text:p text:style-name="P1">- getPositionsList, o funcţie care împarte în bucăţi sarcinile aferente fiecărui thread.</text:p>
      <text:p text:style-name="P1"><text:line-break/><text:span text:style-name="T1">Clase: </text:span></text:p>
      <text:list text:style-name="L1">
        <text:list-item>
          <text:p text:style-name="P2">Pair, în ea se menţin perechile de indecşi asupra cărora trebuie făcute operaţii. Lista aceasta va fi segmentată şi va fi ulterior distribuită threadurilor.</text:p>
        </text:list-item>
        <text:list-item>
          <text:p text:style-name="P2">SumThread, clasă extinsă din thread care primeşte în constructor cele 2 matrici iniţiale, o listă de indecşi şi o matrice rezultat în care să scrie rezultatele operaţiilor.</text:p>
        </text:list-item>
        <text:list-item>
          <text:p text:style-name="P2">MatrixUtils, utilitare pentru matrici</text:p>
        </text:list-item>
        <text:list-item>
          <text:p text:style-name="P2">ThreadUtils, funcţiile de distribuire a indecşilor şi cea de adunare propriu zisă, care generează threadurile</text:p>
        </text:list-item>
      </text:list>
      <text:p text:style-name="P1"/>
      <text:p text:style-name="P1"><text:span text:style-name="T1">Testare:</text:span></text:p>
      <text:p text:style-name="P1">Corectitudine:</text:p>
      <text:p text:style-name="P1"/>
      <text:p text:style-name="P1">Insert number of threads:2</text:p>
      <text:p text:style-name="P1">Insert nr of rows: 2</text:p>
      <text:p text:style-name="P1">Insert nr of columns: 2</text:p>
      <text:p text:style-name="P1">9 6 </text:p>
      <text:p text:style-name="P1">6 5 </text:p>
      <text:p text:style-name="P1">--------------------------------------------</text:p>
      <text:p text:style-name="P1">0 2 </text:p>
      <text:p text:style-name="P1">6 0 </text:p>
      <text:p text:style-name="P1">----------Sum is ---------------------</text:p>
      <text:p text:style-name="P1">9 8 </text:p>
      <text:p text:style-name="P1">12 5 </text:p>
      <text:p text:style-name="P1">--------------------------------------------</text:p>
      <text:p text:style-name="P1">Addition time is : 0.003621221 seconds</text:p>
      <text:p text:style-name="P1"/>
      <text:p text:style-name="P1">Execuţie:</text:p>
      <text:p text:style-name="P1">2 matrici de dimensiuni 1000x1000, cu 100 de threaduri au ca rezultat:</text:p>
      <text:p text:style-name="P1">Addition time is : 0.096512885 seconds</text:p>
      <text:p text:style-name="P1"/>
      <text:p text:style-name="P1"/>
      <text:p text:style-name="P1">B) Înmulţirea a 2 matrici (n,k) şi (k,m)</text:p>
      <text:p text:style-name="P1"/>
      <text:p text:style-name="P1">Majoritatea paşilor sunt similari, cu excepţia metodei care efectuează operaţiile în acest caz, anume multiplyTwoMatrices din clasa ThreadsUtils.</text:p>
      <text:p text:style-name="P1"/>
      <text:p text:style-name="P1">Funcţii:</text:p>
      <text:list text:style-name="L1">
        <text:list-item>
          <text:p text:style-name="P2">readFile(String filePath), metodă care citeşte un fişier specificat şi returnează matricea care se află în aceasta. Se foloseşte pentru citirea în memorie a matricilor care au fost scrise anterior în fişiere.</text:p>
        </text:list-item>
        <text:list-item>
          <text:p text:style-name="P2">multiplyTwoMatrices, metoda care efectuează înmulţirea propriu zisă a matricilor respective. Aceasta citeşte numărul de threaduri care a fost citit de la tastatură, generează o matrice rezultat, goală, iar mai apoi aceasta este împărţită între threaduri pentru popularea ei cu rezultate.</text:p>
        </text:list-item>
        <text:list-item>
          <text:p text:style-name="P2">getPositionsList, o funcţie care împarte în bucăţi sarcinile aferente fiecărui thread.</text:p>
        </text:list-item>
      </text:list>
      <text:p text:style-name="P1"/>
      <text:p text:style-name="P1">Clase: </text:p>
      <text:list text:style-name="L1">
        <text:list-item>
          <text:p text:style-name="P2">Pair, în ea se menţin perechile de indecşi asupra cărora trebuie făcute operaţii. Lista aceasta va fi segmentată şi va fi ulterior distribuită threadurilor.</text:p>
        </text:list-item>
        <text:list-item>
          <text:p text:style-name="P2">SumThread, clasă extinsă din thread care primeşte în constructor cele 2 matrici iniţiale, o listă de indecşi şi o matrice rezultat în care să scrie rezultatele operaţiilor.</text:p>
        </text:list-item>
        <text:list-item>
          <text:p text:style-name="P2">MatrixUtils, utilitare pentru matrici</text:p>
        </text:list-item>
        <text:list-item>
          <text:p text:style-name="P2">ThreadUtils, funcţiile de distribuire a indecşilor şi cea de adunare propriu zisă, care generează threadurile</text:p>
        </text:list-item>
      </text:list>
      <text:p text:style-name="P1"/>
      <text:p text:style-name="P1"/>
      <text:p text:style-name="P1">Testare: </text:p>
      <text:p text:style-name="P1">Corectitudine:</text:p>
      <text:p text:style-name="P1">4 0 </text:p>
      <text:p text:style-name="P1">--------------------------------------------</text:p>
      <text:p text:style-name="P1">9 9 6 </text:p>
      <text:p text:style-name="P1">5 1 5 </text:p>
      <text:p text:style-name="P1">----------Multiplication is-----------------</text:p>
      <text:p text:style-name="P1">36 36 24 </text:p>
      <text:p text:style-name="P1">Multiplication took: 0.024412314 seconds</text:p>
      <text:p text:style-name="P1"/>
      <text:p text:style-name="P1">Execuţie:</text:p>
      <text:p text:style-name="P1">Insert nr of rows: 1</text:p>
      <text:p text:style-name="P1">Insert nr of columns: 2</text:p>
      <text:p text:style-name="P1">Number of rows in the second matrix: 2</text:p>
      <text:p text:style-name="P1">Insert nr of columns second matrix: 3</text:p>
      <text:p text:style-name="P1">4 0 </text:p>
      <text:p text:style-name="P1">--------------------------------------------</text:p>
      <text:p text:style-name="P1">9 9 6 </text:p>
      <text:p text:style-name="P1">5 1 5 </text:p>
      <text:p text:style-name="P1">----------Multiplication is-----------------</text:p>
      <text:p text:style-name="P1">36 36 24 </text:p>
      <text:p text:style-name="P1">--------------------------------------------</text:p>
      <text:p text:style-name="P1">Multiplication took: 0.024412314 secon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</meta:generator>
  </office:meta>
</office:document-meta>
</file>